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047ecf" officeooo:paragraph-rsid="00047ecf"/>
    </style:style>
    <style:style style:name="P2" style:family="paragraph" style:parent-style-name="Frame_20_contents">
      <style:text-properties officeooo:rsid="00060c63" officeooo:paragraph-rsid="00060c63"/>
    </style:style>
    <style:style style:name="P3" style:family="paragraph" style:parent-style-name="Frame_20_contents">
      <style:paragraph-properties fo:text-align="center" style:justify-single-word="false"/>
      <style:text-properties officeooo:rsid="00060c63" officeooo:paragraph-rsid="00060c63"/>
    </style:style>
    <style:style style:name="P4" style:family="paragraph" style:parent-style-name="Frame_20_contents">
      <style:paragraph-properties fo:text-align="center" style:justify-single-word="false"/>
      <style:text-properties officeooo:rsid="000770ee" officeooo:paragraph-rsid="000770ee"/>
    </style:style>
    <style:style style:name="P5" style:family="paragraph" style:parent-style-name="Frame_20_contents">
      <style:paragraph-properties fo:text-align="center" style:justify-single-word="false"/>
      <style:text-properties officeooo:rsid="0008f62b" officeooo:paragraph-rsid="0008f62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afafa"/>
    </style:style>
    <style:style style:name="gr1" style:family="graphic">
      <style:graphic-properties svg:stroke-color="#000000" draw:marker-end="Стили_20_стрелок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" draw:marker-end="Стили_20_стрелок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svg:stroke-color="#000000" draw:marker-start="Стили_20_стрелок_20_1" draw:fill-color="#fafafa" draw:textarea-horizontal-align="justify" draw:textarea-vertical-align="middle" draw:auto-grow-height="false" fo:min-height="1.293cm" fo:min-width="3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svg:stroke-color="#000000" draw:fill-color="#fafafa" draw:textarea-horizontal-align="justify" draw:textarea-vertical-align="middle" draw:auto-grow-height="false" fo:min-height="0.857cm" fo:min-width="2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svg:stroke-color="#000000" draw:fill-color="#fafafa" draw:textarea-horizontal-align="justify" draw:textarea-vertical-align="middle" draw:auto-grow-height="false" fo:min-height="1.448cm" fo:min-width="3.5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svg:stroke-color="#000000" draw:fill-color="#fafafa" draw:textarea-horizontal-align="justify" draw:textarea-vertical-align="middle" draw:auto-grow-height="false" fo:min-height="1.468cm" fo:min-width="3.0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svg:stroke-color="#000000" draw:fill-color="#fafafa" draw:textarea-horizontal-align="justify" draw:textarea-vertical-align="middle" draw:auto-grow-height="false" fo:min-height="0.829cm" fo:min-width="2.8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svg:stroke-color="#000000" draw:fill-color="#fafafa" draw:textarea-horizontal-align="justify" draw:textarea-vertical-align="middle" draw:auto-grow-height="false" fo:min-height="1.519cm" fo:min-width="2.5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svg:stroke-color="#000000" draw:fill-color="#fafafa" draw:textarea-horizontal-align="justify" draw:textarea-vertical-align="middle" draw:auto-grow-height="false" fo:min-height="0.827cm" fo:min-width="2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Frame">
      <style:graphic-properties svg:stroke-color="#000000" draw:fill-color="#fafafa" draw:textarea-horizontal-align="justify" draw:textarea-vertical-align="middle" draw:auto-grow-height="false" fo:min-height="1.406cm" fo:min-width="2.5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parent-style-name="Frame">
      <style:graphic-properties svg:stroke-color="#000000" draw:fill-color="#fafafa" draw:textarea-horizontal-align="justify" draw:textarea-vertical-align="middle" draw:auto-grow-height="false" fo:min-height="0.857cm" fo:min-width="2.6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 style:parent-style-name="Frame">
      <style:graphic-properties svg:stroke-color="#000000" draw:fill-color="#fafafa" draw:textarea-horizontal-align="justify" draw:textarea-vertical-align="middle" draw:auto-grow-height="false" fo:min-height="0.857cm" fo:min-width="2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 style:parent-style-name="Frame">
      <style:graphic-properties svg:stroke-color="#000000" draw:fill-color="#fafafa" draw:textarea-horizontal-align="justify" draw:textarea-vertical-align="middle" draw:auto-grow-height="false" fo:min-height="0.857cm" fo:min-width="2.1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parent-style-name="Frame">
      <style:graphic-properties svg:stroke-color="#000000" draw:marker-start="Стили_20_стрелок_20_2" draw:fill-color="#fafafa" draw:textarea-horizontal-align="justify" draw:textarea-vertical-align="middle" draw:auto-grow-height="false" fo:min-height="0.87cm" fo:min-width="2.6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 style:parent-style-name="Frame">
      <style:graphic-properties svg:stroke-color="#000000" draw:fill-color="#fafafa" draw:textarea-horizontal-align="justify" draw:textarea-vertical-align="middle" draw:auto-grow-height="false" fo:min-height="0.824cm" fo:min-width="2.3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parent-style-name="Frame">
      <style:graphic-properties svg:stroke-color="#000000" draw:fill-color="#fafafa" draw:textarea-horizontal-align="justify" draw:textarea-vertical-align="middle" draw:auto-grow-height="false" fo:min-height="0.871cm" fo:min-width="4.2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3" draw:name="Фигура 4" draw:style-name="gr17" draw:text-style-name="P7" svg:width="4.298cm" svg:height="0.872cm" svg:x="10.156cm" svg:y="0.136cm"><text:p text:style-name="P1"><draw:custom-shape text:anchor-type="paragraph" draw:z-index="4" draw:name="Фигура 5" draw:style-name="gr16" draw:text-style-name="P7" svg:width="2.37cm" svg:height="0.825cm" svg:x="-8.728cm" svg:y="1.341cm"><text:p text:style-name="P1"><draw:custom-shape text:anchor-type="paragraph" draw:z-index="8" draw:name="Фигура 9" draw:style-name="gr11" draw:text-style-name="P7" svg:width="2.516cm" svg:height="1.407cm" svg:x="-2.182cm" svg:y="2.641cm"><text:p text:style-name="P2">Инертные газы</text:p><draw:enhanced-geometry svg:viewBox="0 0 21600 21600" draw:type="rectangle" draw:enhanced-path="M 0 0 L 21600 0 21600 21600 0 21600 0 0 Z N"/></draw:custom-shape><draw:custom-shape text:anchor-type="paragraph" draw:z-index="10" draw:name="Фигура 11" draw:style-name="gr9" draw:text-style-name="P7" svg:width="2.544cm" svg:height="1.519cm" svg:x="-1.293cm" svg:y="6.008cm"><text:p text:style-name="P3">Металло-</text:p><text:p text:style-name="P3">Неметаллы</text:p><draw:enhanced-geometry svg:viewBox="0 0 21600 21600" draw:type="rectangle" draw:enhanced-path="M 0 0 L 21600 0 21600 21600 0 21600 0 0 Z N"/></draw:custom-shape><draw:custom-shape text:anchor-type="paragraph" draw:z-index="9" draw:name="Фигура 10" draw:style-name="gr10" draw:text-style-name="P7" svg:width="2.414cm" svg:height="0.828cm" svg:x="-1.713cm" svg:y="4.604cm"><text:p text:style-name="P3">Металлы</text:p><draw:enhanced-geometry svg:viewBox="0 0 21600 21600" draw:type="rectangle" draw:enhanced-path="M 0 0 L 21600 0 21600 21600 0 21600 0 0 Z N"/></draw:custom-shape><draw:custom-shape text:anchor-type="paragraph" draw:z-index="11" draw:name="Фигура 12" draw:style-name="gr8" draw:text-style-name="P7" svg:width="2.825cm" svg:height="0.83cm" svg:x="-0.924cm" svg:y="8.154cm"><text:p text:style-name="P3">Неметаллы</text:p><draw:enhanced-geometry svg:viewBox="0 0 21600 21600" draw:type="rectangle" draw:enhanced-path="M 0 0 L 21600 0 21600 21600 0 21600 0 0 Z N"/></draw:custom-shape>Простые</text:p><draw:enhanced-geometry svg:viewBox="0 0 21600 21600" draw:type="rectangle" draw:enhanced-path="M 0 0 L 21600 0 21600 21600 0 21600 0 0 Z N"/></draw:custom-shape><draw:custom-shape text:anchor-type="paragraph" draw:z-index="5" draw:name="Фигура 6" draw:style-name="gr15" draw:text-style-name="P7" svg:width="2.662cm" svg:height="0.87cm" svg:x="4.14cm" svg:y="1.693cm"><text:p text:style-name="P1"><draw:custom-shape text:anchor-type="paragraph" draw:z-index="6" draw:name="Фигура 7" draw:style-name="gr5" draw:text-style-name="P7" svg:width="2.95cm" svg:height="0.858cm" svg:x="0.026cm" svg:y="1.304cm"><text:p text:style-name="P1">Гидроксиды</text:p><draw:enhanced-geometry svg:viewBox="0 0 21600 21600" draw:type="rectangle" draw:enhanced-path="M 0 0 L 21600 0 21600 21600 0 21600 0 0 Z N"/></draw:custom-shape><draw:custom-shape text:anchor-type="paragraph" draw:z-index="7" draw:name="Фигура 8" draw:style-name="gr12" draw:text-style-name="P7" svg:width="2.662cm" svg:height="0.858cm" svg:x="-6.772cm" svg:y="1.309cm"><text:p text:style-name="P1"><draw:custom-shape text:anchor-type="paragraph" draw:z-index="12" draw:name="Фигура 13" draw:style-name="gr7" draw:text-style-name="P7" svg:width="3.038cm" svg:height="1.468cm" svg:x="1.088cm" svg:y="1.231cm"><text:p text:style-name="P3"><draw:custom-shape text:anchor-type="paragraph" draw:z-index="13" draw:name="Фигура 14" draw:style-name="gr5" draw:text-style-name="P7" svg:width="2.95cm" svg:height="0.858cm" svg:x="-2.559cm" svg:y="2.466cm"><text:p text:style-name="P4">Основные</text:p><draw:enhanced-geometry svg:viewBox="0 0 21600 21600" draw:type="rectangle" draw:enhanced-path="M 0 0 L 21600 0 21600 21600 0 21600 0 0 Z N"/></draw:custom-shape><draw:custom-shape text:anchor-type="paragraph" draw:z-index="14" draw:name="Фигура 15" draw:style-name="gr5" draw:text-style-name="P7" svg:width="2.95cm" svg:height="0.858cm" svg:x="-2.088cm" svg:y="3.951cm"><text:p text:style-name="P4">Амфотерные</text:p><draw:enhanced-geometry svg:viewBox="0 0 21600 21600" draw:type="rectangle" draw:enhanced-path="M 0 0 L 21600 0 21600 21600 0 21600 0 0 Z N"/></draw:custom-shape><draw:custom-shape text:anchor-type="paragraph" draw:z-index="15" draw:name="Фигура 16" draw:style-name="gr5" draw:text-style-name="P7" svg:width="2.95cm" svg:height="0.858cm" svg:x="-1.48cm" svg:y="5.251cm"><text:p text:style-name="P4">Кислотные</text:p><draw:enhanced-geometry svg:viewBox="0 0 21600 21600" draw:type="rectangle" draw:enhanced-path="M 0 0 L 21600 0 21600 21600 0 21600 0 0 Z N"/></draw:custom-shape>Солеобразу-ющие</text:p><draw:enhanced-geometry svg:viewBox="0 0 21600 21600" draw:type="rectangle" draw:enhanced-path="M 0 0 L 21600 0 21600 21600 0 21600 0 0 Z N"/></draw:custom-shape>Оксиды</text:p><draw:enhanced-geometry svg:viewBox="0 0 21600 21600" draw:type="rectangle" draw:enhanced-path="M 0 0 L 21600 0 21600 21600 0 21600 0 0 Z N"/></draw:custom-shape><draw:custom-shape text:anchor-type="paragraph" draw:z-index="1" draw:name="Фигура 2" draw:style-name="gr13" draw:text-style-name="P7" svg:width="2.102cm" svg:height="0.858cm" svg:x="5.069cm" svg:y="1.305cm"><text:p text:style-name="P3"><draw:custom-shape text:anchor-type="paragraph" draw:z-index="20" draw:name="Фигура 21" draw:style-name="gr5" draw:text-style-name="P7" svg:width="2.95cm" svg:height="0.858cm" svg:x="-1.215cm" svg:y="5.05cm"><text:p text:style-name="P5">Кислые</text:p><draw:enhanced-geometry svg:viewBox="0 0 21600 21600" draw:type="rectangle" draw:enhanced-path="M 0 0 L 21600 0 21600 21600 0 21600 0 0 Z N"/></draw:custom-shape><draw:custom-shape text:anchor-type="paragraph" draw:z-index="21" draw:name="Фигура 22" draw:style-name="gr5" draw:text-style-name="P7" svg:width="2.95cm" svg:height="0.858cm" svg:x="-2.194cm" svg:y="2.522cm"><text:p text:style-name="P5">Основные</text:p><draw:enhanced-geometry svg:viewBox="0 0 21600 21600" draw:type="rectangle" draw:enhanced-path="M 0 0 L 21600 0 21600 21600 0 21600 0 0 Z N"/></draw:custom-shape><draw:custom-shape text:anchor-type="paragraph" draw:z-index="22" draw:name="Фигура 23" draw:style-name="gr5" draw:text-style-name="P7" svg:width="2.95cm" svg:height="0.858cm" svg:x="-1.706cm" svg:y="3.785cm"><text:p text:style-name="P5">Нормальные</text:p><draw:enhanced-geometry svg:viewBox="0 0 21600 21600" draw:type="rectangle" draw:enhanced-path="M 0 0 L 21600 0 21600 21600 0 21600 0 0 Z N"/></draw:custom-shape>Соли</text:p><draw:enhanced-geometry svg:viewBox="0 0 21600 21600" draw:type="rectangle" draw:enhanced-path="M 0 0 L 21600 0 21600 21600 0 21600 0 0 Z N"/></draw:custom-shape><draw:custom-shape text:anchor-type="paragraph" draw:z-index="2" draw:name="Фигура 3" draw:style-name="gr14" draw:text-style-name="P7" svg:width="2.133cm" svg:height="0.858cm" svg:x="8.423cm" svg:y="1.254cm"><text:p text:style-name="P3"><draw:custom-shape text:anchor-type="paragraph" draw:z-index="23" draw:name="Фигура 24" draw:style-name="gr4" draw:text-style-name="P7" svg:width="3.075cm" svg:height="1.294cm" svg:x="-0.834cm" svg:y="7.37cm"><text:p text:style-name="P5">Бескислород-</text:p><text:p text:style-name="P5">ные кислоты</text:p><draw:enhanced-geometry svg:viewBox="0 0 21600 21600" draw:type="rectangle" draw:enhanced-path="M 0 0 L 21600 0 21600 21600 0 21600 0 0 Z N"/></draw:custom-shape>Другие</text:p><draw:enhanced-geometry svg:viewBox="0 0 21600 21600" draw:type="rectangle" draw:enhanced-path="M 0 0 L 21600 0 21600 21600 0 21600 0 0 Z N"/></draw:custom-shape><draw:custom-shape text:anchor-type="paragraph" draw:z-index="16" draw:name="Фигура 18" draw:style-name="gr5" draw:text-style-name="P7" svg:width="2.95cm" svg:height="0.858cm" svg:x="0.026cm" svg:y="1.304cm"><text:p text:style-name="P1"><draw:custom-shape text:anchor-type="paragraph" draw:z-index="17" draw:name="Фигура 17" draw:style-name="gr5" draw:text-style-name="P7" svg:width="2.95cm" svg:height="0.858cm" svg:x="-1.969cm" svg:y="3.385cm"><text:p text:style-name="P4">Основные</text:p><draw:enhanced-geometry svg:viewBox="0 0 21600 21600" draw:type="rectangle" draw:enhanced-path="M 0 0 L 21600 0 21600 21600 0 21600 0 0 Z N"/></draw:custom-shape><draw:custom-shape text:anchor-type="paragraph" draw:z-index="19" draw:name="Фигура 20" draw:style-name="gr6" draw:text-style-name="P7" svg:width="3.514cm" svg:height="1.449cm" svg:x="-1.332cm" svg:y="6.024cm"><text:p text:style-name="P4">Кислородосодер-</text:p><text:p text:style-name="P4">жащие кислоты</text:p><draw:enhanced-geometry svg:viewBox="0 0 21600 21600" draw:type="rectangle" draw:enhanced-path="M 0 0 L 21600 0 21600 21600 0 21600 0 0 Z N"/></draw:custom-shape><draw:custom-shape text:anchor-type="paragraph" draw:z-index="18" draw:name="Фигура 19" draw:style-name="gr5" draw:text-style-name="P7" svg:width="2.95cm" svg:height="0.858cm" svg:x="-1.363cm" svg:y="4.704cm"><text:p text:style-name="P4">Амфотерные</text:p><draw:enhanced-geometry svg:viewBox="0 0 21600 21600" draw:type="rectangle" draw:enhanced-path="M 0 0 L 21600 0 21600 21600 0 21600 0 0 Z N"/></draw:custom-shape>Гидроксиды</text:p><draw:enhanced-geometry svg:viewBox="0 0 21600 21600" draw:type="rectangle" draw:enhanced-path="M 0 0 L 21600 0 21600 21600 0 21600 0 0 Z N"/></draw:custom-shape>Сложные</text:p><draw:enhanced-geometry svg:viewBox="0 0 21600 21600" draw:type="rectangle" draw:enhanced-path="M 0 0 L 21600 0 21600 21600 0 21600 0 0 Z N"/></draw:custom-shape>Вещества</text:p><draw:enhanced-geometry svg:viewBox="0 0 21600 21600" draw:type="rectangle" draw:enhanced-path="M 0 0 L 21600 0 21600 21600 0 21600 0 0 Z N"/></draw:custom-shape><draw:custom-shape text:anchor-type="paragraph" draw:z-index="0" draw:name="Фигура 1" draw:style-name="gr7" draw:text-style-name="P7" svg:width="3.038cm" svg:height="1.468cm" svg:x="5.357cm" svg:y="4.944cm"><text:p text:style-name="P3">Несолеобразу-ющие</text:p><draw:enhanced-geometry svg:viewBox="0 0 21600 21600" draw:type="rectangle" draw:enhanced-path="M 0 0 L 21600 0 21600 21600 0 21600 0 0 Z N"/></draw:custom-shape><draw:line text:anchor-type="paragraph" draw:z-index="24" draw:name="Линия 1" draw:style-name="gr3" draw:text-style-name="P6" svg:x1="10.157cm" svg:y1="0.45cm" svg:x2="4.038cm" svg:y2="2.016cm"><text:p/></draw:line><draw:line text:anchor-type="paragraph" draw:z-index="25" draw:name="Вертикальная линия 1" draw:style-name="gr1" draw:text-style-name="P6" svg:x1="1.677cm" svg:y1="2.491cm" svg:x2="1.677cm" svg:y2="4.477cm"><text:p/></draw:line><draw:line text:anchor-type="paragraph" draw:z-index="26" draw:name="Линия 2" draw:style-name="gr1" draw:text-style-name="P6" svg:x1="2.228cm" svg:y1="2.492cm" svg:x2="2.228cm" svg:y2="6.44cm"><text:p/></draw:line><draw:line text:anchor-type="paragraph" draw:z-index="27" draw:name="Линия 3" draw:style-name="gr1" draw:text-style-name="P6" svg:x1="2.755cm" svg:y1="2.491cm" svg:x2="2.774cm" svg:y2="7.843cm"><text:p/></draw:line><draw:line text:anchor-type="paragraph" draw:z-index="28" draw:name="Линия 4" draw:style-name="gr1" draw:text-style-name="P6" svg:x1="3.407cm" svg:y1="2.492cm" svg:x2="3.366cm" svg:y2="9.99cm"><text:p/></draw:line><draw:line text:anchor-type="paragraph" draw:z-index="29" draw:name="Линия 5" draw:style-name="gr1" draw:text-style-name="P6" svg:x1="14.453cm" svg:y1="0.572cm" svg:x2="15.414cm" svg:y2="2.022cm"><text:p/></draw:line><draw:line text:anchor-type="paragraph" draw:z-index="30" draw:name="Линия 6" draw:style-name="gr1" draw:text-style-name="P6" svg:x1="14.446cm" svg:y1="2.524cm" svg:x2="10.486cm" svg:y2="3.889cm"><text:p/></draw:line><draw:line text:anchor-type="paragraph" draw:z-index="31" draw:name="Вертикальная линия 2" draw:style-name="gr1" draw:text-style-name="P6" svg:x1="15.231cm" svg:y1="2.889cm" svg:x2="15.231cm" svg:y2="3.515cm"><text:p/></draw:line><draw:line text:anchor-type="paragraph" draw:z-index="32" draw:name="Линия 7" draw:style-name="gr1" draw:text-style-name="P6" svg:x1="17.108cm" svg:y1="2.505cm" svg:x2="19.666cm" svg:y2="3.847cm"><text:p/></draw:line><draw:line text:anchor-type="paragraph" draw:z-index="33" draw:name="Линия 8" draw:style-name="gr1" draw:text-style-name="P6" svg:x1="17.108cm" svg:y1="2.219cm" svg:x2="23.019cm" svg:y2="3.604cm"><text:p/></draw:line><draw:line text:anchor-type="paragraph" draw:z-index="34" draw:name="Линия 9" draw:style-name="gr1" draw:text-style-name="P6" svg:x1="9.208cm" svg:y1="4.378cm" svg:x2="10.531cm" svg:y2="4.937cm"><text:p/></draw:line><draw:line text:anchor-type="paragraph" draw:z-index="35" draw:name="Вертикальная линия 3" draw:style-name="gr2" draw:text-style-name="P6" svg:x1="10.347cm" svg:y1="4.479cm" svg:x2="10.347cm" svg:y2="4.378cm"><text:p/></draw:line><draw:line text:anchor-type="paragraph" draw:z-index="36" draw:name="Линия 10" draw:style-name="gr1" draw:text-style-name="P6" svg:x1="9.064cm" svg:y1="4.378cm" svg:x2="7.274cm" svg:y2="4.944cm"><text:p/></draw:line><draw:line text:anchor-type="paragraph" draw:z-index="37" draw:name="Линия 11" draw:style-name="gr1" draw:text-style-name="P6" svg:x1="9.451cm" svg:y1="6.405cm" svg:x2="9.432cm" svg:y2="7.65cm"><text:p/></draw:line><draw:line text:anchor-type="paragraph" draw:z-index="38" draw:name="Линия 12" draw:style-name="gr1" draw:text-style-name="P6" svg:x1="9.931cm" svg:y1="6.403cm" svg:x2="9.931cm" svg:y2="9.135cm"><text:p/></draw:line><draw:line text:anchor-type="paragraph" draw:z-index="39" draw:name="Вертикальная линия 4" draw:style-name="gr1" draw:text-style-name="P6" svg:x1="10.571cm" svg:y1="6.405cm" svg:x2="10.571cm" svg:y2="10.435cm"><text:p/></draw:line><draw:line text:anchor-type="paragraph" draw:z-index="40" draw:name="Линия 13" draw:style-name="gr1" draw:text-style-name="P6" svg:x1="15.252cm" svg:y1="4.373cm" svg:x2="15.271cm" svg:y2="7.086cm"><text:p/></draw:line><draw:line text:anchor-type="paragraph" draw:z-index="41" draw:name="Вертикальная линия 5" draw:style-name="gr1" draw:text-style-name="P6" svg:x1="15.965cm" svg:y1="4.371cm" svg:x2="15.965cm" svg:y2="8.405cm"><text:p/></draw:line><draw:line text:anchor-type="paragraph" draw:z-index="42" draw:name="Линия 14" draw:style-name="gr1" draw:text-style-name="P6" svg:x1="16.697cm" svg:y1="4.373cm" svg:x2="16.738cm" svg:y2="9.725cm"><text:p/></draw:line><draw:line text:anchor-type="paragraph" draw:z-index="43" draw:name="Линия 15" draw:style-name="gr1" draw:text-style-name="P6" svg:x1="20.115cm" svg:y1="4.374cm" svg:x2="20.096cm" svg:y2="6.224cm"><text:p/></draw:line><draw:line text:anchor-type="paragraph" draw:z-index="44" draw:name="Линия 16" draw:style-name="gr1" draw:text-style-name="P6" svg:x1="20.789cm" svg:y1="4.374cm" svg:x2="20.789cm" svg:y2="7.487cm"><text:p/></draw:line><draw:line text:anchor-type="paragraph" draw:z-index="45" draw:name="Линия 17" draw:style-name="gr1" draw:text-style-name="P6" svg:x1="21.297cm" svg:y1="4.374cm" svg:x2="21.316cm" svg:y2="8.752cm"><text:p/></draw:line><draw:line text:anchor-type="paragraph" draw:z-index="46" draw:name="Линия 18" draw:style-name="gr1" draw:text-style-name="P6" svg:x1="24.329cm" svg:y1="4.322cm" svg:x2="24.37cm" svg:y2="11.215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Стили_20_стрелок_20_1" draw:display-name="Стили стрелок 1" svg:viewBox="0 826 1131 754" svg:d="M566 826l-566 754 114-85 136-68 148-46 161-17 161 13 153 46 140 68 118 89z"/>
    <draw:marker draw:name="Стили_20_стрелок_20_2" draw:display-name="Стили стрелок 2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5T22:06:11.238000000</dc:date>
    <meta:editing-duration>PT15M57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7" meta:word-count="30" meta:character-count="256" meta:non-whitespace-character-count="253"/>
  </office:meta>
</office:document-meta>
</file>